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a" style:font-name="Aptos" style:letter-kerning="true" style:font-name-complex="F"/>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9pt" style:font-size-asian="9pt" style:font-size-complex="9pt"/>
    </style:style>
    <style:style style:name="P7" style:family="paragraph" style:parent-style-name="Standard" style:list-style-name="WWNum1"/>
    <style:style style:name="P8" style:family="paragraph" style:parent-style-name="Standard" style:list-style-name="WWNum2"/>
    <style:style style:name="P9" style:family="paragraph" style:parent-style-name="Standard" style:list-style-name="WWNum3"/>
    <style:style style:name="P10" style:family="paragraph" style:parent-style-name="Standard" style:list-style-name="WWNum4"/>
    <style:style style:name="P11" style:family="paragraph" style:parent-style-name="Standard" style:list-style-name="WWNum5"/>
    <style:style style:name="P12" style:family="paragraph" style:parent-style-name="Standard">
      <style:text-properties fo:color="#800000"/>
    </style:style>
    <style:style style:name="P13" style:family="paragraph" style:parent-style-name="Standard">
      <style:paragraph-properties fo:margin-left="0.5in" fo:margin-right="0in" fo:text-indent="0in" style:auto-text-indent="false"/>
      <style:text-properties fo:font-size="10pt" style:font-size-asian="10pt" style:font-size-complex="10pt"/>
    </style:style>
    <style:style style:name="P14" style:family="paragraph" style:parent-style-name="Standard">
      <style:paragraph-properties fo:margin-left="0.5in" fo:margin-right="0in" fo:text-indent="0in" style:auto-text-indent="false"/>
      <style:text-properties fo:font-size="16pt" style:font-size-asian="16pt" style:font-size-complex="16pt"/>
    </style:style>
    <style:style style:name="P15" style:family="paragraph" style:parent-style-name="Standard" style:master-page-name="Standard">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text-properties fo:font-size="16pt" style:font-size-asian="16pt" style:font-size-complex="16pt"/>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
      <style:paragraph-properties fo:margin-top="0in" fo:margin-bottom="0in"/>
    </style:style>
    <style:style style:name="P35" style:family="paragraph" style:parent-style-name="Text_20_body" style:list-style-name="L2">
      <style:paragraph-properties fo:margin-top="0in" fo:margin-bottom="0in"/>
    </style:style>
    <style:style style:name="P36" style:family="paragraph" style:parent-style-name="Text_20_body" style:list-style-name="L3">
      <style:paragraph-properties fo:margin-top="0in" fo:margin-bottom="0in"/>
    </style:style>
    <style:style style:name="P37" style:family="paragraph" style:parent-style-name="Text_20_body" style:list-style-name="L4">
      <style:paragraph-properties fo:margin-top="0in" fo:margin-bottom="0in"/>
    </style:style>
    <style:style style:name="P38" style:family="paragraph" style:parent-style-name="Text_20_body" style:list-style-name="L5">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Text_20_body" style:list-style-name="L12">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Text_20_body" style:list-style-name="L14">
      <style:paragraph-properties fo:margin-top="0in" fo:margin-bottom="0in"/>
    </style:style>
    <style:style style:name="P48" style:family="paragraph" style:parent-style-name="Text_20_body" style:list-style-name="L15">
      <style:paragraph-properties fo:margin-top="0in" fo:margin-bottom="0in"/>
    </style:style>
    <style:style style:name="P49" style:family="paragraph" style:parent-style-name="Text_20_body" style:list-style-name="L16">
      <style:paragraph-properties fo:margin-top="0in" fo:margin-bottom="0in"/>
    </style:style>
    <style:style style:name="P50" style:family="paragraph" style:parent-style-name="Text_20_body" style:list-style-name="L17">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Heading_20_2">
      <style:text-properties fo:font-size="22pt" style:font-size-asian="22pt" style:font-size-complex="22pt"/>
    </style:style>
    <style:style style:name="P53" style:family="paragraph" style:parent-style-name="Title">
      <style:paragraph-properties fo:text-align="center" style:justify-single-word="false"/>
    </style:style>
    <style:style style:name="P54" style:family="paragraph" style:parent-style-name="Title">
      <style:paragraph-properties fo:text-align="center" style:justify-single-word="false"/>
      <style:text-properties fo:font-size="16pt" style:font-size-asian="16pt" style:font-size-complex="16pt"/>
    </style:style>
    <style:style style:name="P55" style:family="paragraph" style:parent-style-name="Heading_20_3">
      <style:text-properties fo:font-size="10pt" style:font-size-asian="10pt" style:font-size-complex="10pt"/>
    </style:style>
    <style:style style:name="P56" style:family="paragraph" style:parent-style-name="Heading_20_3">
      <style:text-properties fo:font-size="22pt" style:font-size-asian="22pt" style:font-size-complex="22pt"/>
    </style:style>
    <style:style style:name="P57" style:family="paragraph" style:parent-style-name="Preformatted_20_Text">
      <style:paragraph-properties style:writing-mode="lr-tb"/>
    </style:style>
    <style:style style:name="P58" style:family="paragraph" style:parent-style-name="Preformatted_20_Text">
      <style:paragraph-properties fo:margin-top="0in" fo:margin-bottom="0.1965in" style:writing-mode="lr-tb"/>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1pt" style:font-size-asian="11pt" style:font-size-complex="11pt"/>
    </style:style>
    <style:style style:name="T8" style:family="text">
      <style:text-properties style:font-name="Aptos" fo:font-size="11pt" style:letter-kerning="true" style:font-size-asian="11pt" style:font-name-complex="F" style:font-size-complex="11pt"/>
    </style:style>
    <style:style style:name="T9" style:family="text">
      <style:text-properties fo:color="#ff0000" fo:font-size="14pt" style:font-size-asian="14pt" style:font-size-complex="14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color="#ff0000" fo:font-size="16pt" fo:font-weight="bold" style:font-size-asian="16pt" style:font-weight-asian="bold" style:font-size-complex="16pt" style:font-weight-complex="bold"/>
    </style:style>
    <style:style style:name="T12" style:family="text">
      <style:text-properties fo:color="#ff0000" fo:font-size="10pt" style:font-size-asian="10pt" style:font-size-complex="10pt"/>
    </style:style>
    <style:style style:name="T13" style:family="text">
      <style:text-properties fo:color="#ff0000" fo:font-size="11pt" fo:font-weight="bold" style:font-size-asian="11pt" style:font-weight-asian="bold" style:font-size-complex="11pt" style:font-weight-complex="bold"/>
    </style:style>
    <style:style style:name="T14" style:family="text">
      <style:text-properties fo:color="#ff00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ize="10pt" style:font-size-asian="10pt" style:font-size-complex="10pt"/>
    </style:style>
    <style:style style:name="T17" style:family="text">
      <style:text-properties fo:color="#a02b93" fo:font-size="10pt" style:font-size-asian="10pt" style:font-size-complex="10pt"/>
    </style:style>
    <style:style style:name="T18" style:family="text">
      <style:text-properties fo:color="#8dd873" fo:font-size="10pt" style:font-size-asian="10pt" style:font-size-complex="10pt"/>
    </style:style>
    <style:style style:name="T19" style:family="text">
      <style:text-properties fo:color="#00b0f0" fo:font-size="10pt" style:font-size-asian="10pt" style:font-size-complex="10pt"/>
    </style:style>
    <style:style style:name="T20" style:family="text">
      <style:text-properties fo:color="#ffc000" fo:font-size="10pt" style:font-size-asian="10pt" style:font-size-complex="10pt"/>
    </style:style>
    <style:style style:name="T21" style:family="text">
      <style:text-properties fo:color="#ffc000" fo:font-size="8pt" style:font-size-asian="8pt" style:font-size-complex="8pt"/>
    </style:style>
    <style:style style:name="T22" style:family="text">
      <style:text-properties fo:font-size="12pt" style:font-size-asian="12pt" style:font-size-complex="12pt"/>
    </style:style>
    <style:style style:name="T23" style:family="text">
      <style:text-properties fo:font-variant="normal" fo:text-transform="none" style:font-name="apple-system" fo:font-size="12pt" fo:letter-spacing="normal" fo:font-style="normal" fo:font-weight="normal" style:letter-kerning="true" style:font-size-asian="11pt" style:font-name-complex="F" style:font-size-complex="11pt"/>
    </style:style>
    <style:style style:name="T24" style:family="text">
      <style:text-properties fo:font-size="22pt" style:font-size-asian="22pt" style:font-size-complex="2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3">AI Homework Assignment</text:p>
      <text:p text:style-name="P53"><text:span text:style-name="T1">GISGINIS MICHAIL CEN2.2A<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54"/>
      <text:p text:style-name="P53"><text:span text:style-name="T1"><text:line-break/></text:span></text:p>
      <text:p text:style-name="Standard"/>
      <text:list xml:id="list5091918436259250570" text:style-name="Outline">
        <text:list-item>
          <text:list>
            <text:list-item>
              <text:h text:style-name="Heading_20_2" text:outline-level="2"><text:soft-page-break/><text:span text:style-name="T24">1 Introduction </text:span><text:span text:style-name="T3"><text:line-break/></text:span><text:span text:style-name="T5">Github Project: https://github.com/MIKEGISGINIS1/HOMEWORK-ASSIGNMENT/tree/main<text:line-break/></text:span></text:h>
            </text:list-item>
          </text:list>
        </text:list-item>
      </text:list>
      <text:p text:style-name="Standard"/>
      <text:list xml:id="list37578717" text:continue-numbering="true" text:style-name="Outline">
        <text:list-item>
          <text:list>
            <text:list-item>
              <text:h text:style-name="P52" text:outline-level="2">2 Problem statement </text:h>
            </text:list-item>
          </text:list>
        </text:list-item>
      </text:list>
      <text:p text:style-name="Standard"/>
      <text:p text:style-name="P12"><text:span text:style-name="T23">This project is all about finding the shortest route that visits a given list of cities exactly once and returns to the starting point. We tackle this classic problem using three different algorithms: Breadth-First Search (BFS), Least-Cost (Uniform Cost) Search, and A* Search.</text:span><text:span text:style-name="T8"> </text:span></text:p>
      <text:p text:style-name="P1"/>
      <text:p text:style-name="Standard"/>
      <text:list xml:id="list37573047" text:continue-numbering="true" text:style-name="Outline">
        <text:list-item>
          <text:list>
            <text:list-item>
              <text:h text:style-name="Heading_20_2" text:outline-level="2"><text:span text:style-name="T24">3 Pseudocode of the algorithms </text:span><text:span text:style-name="T2"><text:line-break/></text:span></text:h>
              <text:list>
                <text:list-item>
                  <text:h text:style-name="Heading_20_3" text:outline-level="3"><text:span text:style-name="T10">Pseudocode for </text:span><text:span text:style-name="Source_20_Text"><text:span text:style-name="T10">tsp_utils.py</text:span></text:span></text:h>
                </text:list-item>
              </text:list>
            </text:list-item>
          </text:list>
        </text:list-item>
      </text:list>
      <text:p text:style-name="Text_20_body">This module contains utility functions used across different algorithms.</text:p>
      <text:p text:style-name="P57"><text:span text:style-name="Source_20_Text">function calculate_path_cost(path, distances):</text:span></text:p>
      <text:p text:style-name="P57"><text:span text:style-name="Source_20_Text"><text:s text:c="4"/>cost = 0</text:span></text:p>
      <text:p text:style-name="P57"><text:span text:style-name="Source_20_Text"><text:s text:c="4"/>for i from 0 to length(path) - 2:</text:span></text:p>
      <text:p text:style-name="P57"><text:span text:style-name="Source_20_Text"><text:s text:c="8"/>cost += distances[path[i]][path[i + 1]]</text:span></text:p>
      <text:p text:style-name="P57"><text:span text:style-name="Source_20_Text"><text:s text:c="4"/>cost += distances[path[length(path) - 1]][path[0]] <text:s/># Return to the starting city</text:span></text:p>
      <text:p text:style-name="P57"><text:span text:style-name="Source_20_Text"><text:s text:c="4"/>return cost</text:span></text:p>
      <text:p text:style-name="P57"/>
      <text:p text:style-name="P57"><text:span text:style-name="Source_20_Text">function calculate_heuristic(path, distances):</text:span></text:p>
      <text:p text:style-name="P57"><text:span text:style-name="Source_20_Text"><text:s text:c="4"/>remaining_cities = set(range(length(distances))) - set(path)</text:span></text:p>
      <text:p text:style-name="P57"><text:span text:style-name="Source_20_Text"><text:s text:c="4"/>if length(remaining_cities) == 0:</text:span></text:p>
      <text:p text:style-name="P57"><text:span text:style-name="Source_20_Text"><text:s text:c="8"/>return 0</text:span></text:p>
      <text:p text:style-name="P57"><text:span text:style-name="Source_20_Text"><text:s text:c="4"/>last_city = path[length(path) - 1]</text:span></text:p>
      <text:p text:style-name="P57"><text:span text:style-name="Source_20_Text"><text:s text:c="4"/>min_edge_cost = minimum(distances[last_city][city] for city in remaining_cities)</text:span></text:p>
      <text:p text:style-name="P57"><text:span text:style-name="Source_20_Text"><text:s text:c="4"/>return min_edge_cost</text:span></text:p>
      <text:p text:style-name="P57"/>
      <text:p text:style-name="P57"><text:span text:style-name="Source_20_Text">function generate_random_distance_matrix(num_cities):</text:span></text:p>
      <text:p text:style-name="P57"><text:span text:style-name="Source_20_Text"><text:s text:c="4"/>distances = random integer matrix of size (num_cities, num_cities) between 1 and 100</text:span></text:p>
      <text:p text:style-name="P57"><text:span text:style-name="Source_20_Text"><text:s text:c="4"/>set diagonal of distances to 0</text:span></text:p>
      <text:p text:style-name="P58"><text:span text:style-name="Source_20_Text"><text:s text:c="4"/>return distances</text:span></text:p>
      <text:p text:style-name="Standard"><text:span text:style-name="T13"/></text:p>
      <text:p text:style-name="P2"/>
      <text:p text:style-name="P2"/>
      <text:list xml:id="list37571288" text:continue-numbering="true" text:style-name="Outline">
        <text:list-item>
          <text:list>
            <text:list-item>
              <text:list>
                <text:list-item>
                  <text:h text:style-name="P55" text:outline-level="3"><text:soft-page-break/><text:span text:style-name="T11">Pseudocode for </text:span><text:span text:style-name="Source_20_Text"><text:span text:style-name="T11">tsp_bfs.py</text:span></text:span></text:h>
                </text:list-item>
              </text:list>
            </text:list-item>
          </text:list>
        </text:list-item>
      </text:list>
      <text:p text:style-name="Text_20_body">This module contains the BFS implementation for TSP.</text:p>
      <text:p text:style-name="P57"><text:span text:style-name="Source_20_Text">function bfs_tsp(distances):</text:span></text:p>
      <text:p text:style-name="P57"><text:span text:style-name="Source_20_Text"><text:s text:c="4"/>num_cities = length(distances)</text:span></text:p>
      <text:p text:style-name="P57"><text:span text:style-name="Source_20_Text"><text:s text:c="4"/>min_cost = infinity</text:span></text:p>
      <text:p text:style-name="P57"><text:span text:style-name="Source_20_Text"><text:s text:c="4"/>best_path = None</text:span></text:p>
      <text:p text:style-name="P57"><text:span text:style-name="Source_20_Text"><text:s text:c="4"/>queue = [(0, [0])] <text:s/># (current_city, path)</text:span></text:p>
      <text:p text:style-name="P57"><text:span text:style-name="Source_20_Text"><text:s text:c="4"/></text:span></text:p>
      <text:p text:style-name="P57"><text:span text:style-name="Source_20_Text"><text:s text:c="4"/>while queue is not empty:</text:span></text:p>
      <text:p text:style-name="P57"><text:span text:style-name="Source_20_Text"><text:s text:c="8"/>current_city, path = queue.pop(0)</text:span></text:p>
      <text:p text:style-name="P57"><text:span text:style-name="Source_20_Text"><text:s text:c="8"/>if length(path) == num_cities:</text:span></text:p>
      <text:p text:style-name="P57"><text:span text:style-name="Source_20_Text"><text:s text:c="12"/>cost = calculate_path_cost(path, distances)</text:span></text:p>
      <text:p text:style-name="P57"><text:span text:style-name="Source_20_Text"><text:s text:c="12"/>if cost &lt; min_cost:</text:span></text:p>
      <text:p text:style-name="P57"><text:span text:style-name="Source_20_Text"><text:s text:c="16"/>min_cost = cost</text:span></text:p>
      <text:p text:style-name="P57"><text:span text:style-name="Source_20_Text"><text:s text:c="16"/>best_path = path</text:span></text:p>
      <text:p text:style-name="P57"><text:span text:style-name="Source_20_Text"><text:s text:c="8"/>else:</text:span></text:p>
      <text:p text:style-name="P57"><text:span text:style-name="Source_20_Text"><text:s text:c="12"/>for city from 0 to num_cities - 1:</text:span></text:p>
      <text:p text:style-name="P57"><text:span text:style-name="Source_20_Text"><text:s text:c="16"/>if city is not in path:</text:span></text:p>
      <text:p text:style-name="P57"><text:span text:style-name="Source_20_Text"><text:s text:c="20"/>queue.append((city, path + [city]))</text:span></text:p>
      <text:p text:style-name="P57"><text:span text:style-name="Source_20_Text"><text:s text:c="4"/></text:span></text:p>
      <text:p text:style-name="P58"><text:span text:style-name="Source_20_Text"><text:s text:c="4"/>return best_path, min_cost</text:span></text:p>
      <text:p text:style-name="P3"><text:span text:style-name="T11"/></text:p>
      <text:p text:style-name="P3"/>
      <text:p text:style-name="P3"/>
      <text:p text:style-name="P3"/>
      <text:p text:style-name="Standard"><text:span text:style-name="T16"><text:line-break/></text:span><text:span text:style-name="T11">Pseudocode for </text:span><text:span text:style-name="Source_20_Text"><text:span text:style-name="T11">tsp_ucs.py</text:span></text:span></text:p>
      <text:p text:style-name="Text_20_body">This module contains the Least-Cost (Uniform Cost) Search implementation for TSP.</text:p>
      <text:p text:style-name="P57"><text:span text:style-name="Source_20_Text">function least_cost_search_tsp(distances):</text:span></text:p>
      <text:p text:style-name="P57"><text:span text:style-name="Source_20_Text"><text:s text:c="4"/>num_cities = length(distances)</text:span></text:p>
      <text:p text:style-name="P57"><text:span text:style-name="Source_20_Text"><text:s text:c="4"/>min_cost = infinity</text:span></text:p>
      <text:p text:style-name="P57"><text:span text:style-name="Source_20_Text"><text:s text:c="4"/>best_path = None</text:span></text:p>
      <text:p text:style-name="P57"><text:span text:style-name="Source_20_Text"><text:s text:c="4"/>queue = priority queue with [(0, [0])] <text:s/># (cost, path)</text:span></text:p>
      <text:p text:style-name="P57"><text:span text:style-name="Source_20_Text"><text:s text:c="4"/></text:span></text:p>
      <text:p text:style-name="P57"><text:span text:style-name="Source_20_Text"><text:s text:c="4"/>while queue is not empty:</text:span></text:p>
      <text:p text:style-name="P57"><text:span text:style-name="Source_20_Text"><text:s text:c="8"/>cost, path = pop from priority queue(queue)</text:span></text:p>
      <text:p text:style-name="P57"><text:span text:style-name="Source_20_Text"><text:s text:c="8"/>if length(path) == num_cities:</text:span></text:p>
      <text:p text:style-name="P57"><text:span text:style-name="Source_20_Text"><text:s text:c="12"/>total_cost = calculate_path_cost(path, distances)</text:span></text:p>
      <text:p text:style-name="P57"><text:span text:style-name="Source_20_Text"><text:s text:c="12"/>if total_cost &lt; min_cost:</text:span></text:p>
      <text:p text:style-name="P57"><text:span text:style-name="Source_20_Text"><text:s text:c="16"/>min_cost = total_cost</text:span></text:p>
      <text:p text:style-name="P57"><text:span text:style-name="Source_20_Text"><text:s text:c="16"/>best_path = path</text:span></text:p>
      <text:p text:style-name="P57"><text:span text:style-name="Source_20_Text"><text:s text:c="8"/>else:</text:span></text:p>
      <text:p text:style-name="P57"><text:span text:style-name="Source_20_Text"><text:s text:c="12"/>for city from 0 to num_cities - 1:</text:span></text:p>
      <text:p text:style-name="P57"><text:span text:style-name="Source_20_Text"><text:s text:c="16"/>if city is not in path:</text:span></text:p>
      <text:p text:style-name="P57"><text:span text:style-name="Source_20_Text"><text:s text:c="20"/>new_cost = cost + distances[path[length(path) - 1]][city]</text:span></text:p>
      <text:p text:style-name="P57"><text:span text:style-name="Source_20_Text"><text:s text:c="20"/>insert into priority queue(queue, (new_cost, path + [city]))</text:span></text:p>
      <text:p text:style-name="P57"><text:span text:style-name="Source_20_Text"><text:s text:c="4"/></text:span></text:p>
      <text:p text:style-name="P58"><text:span text:style-name="Source_20_Text"><text:s text:c="4"/>return best_path, min_cost</text:span></text:p>
      <text:p text:style-name="Standard"><text:soft-page-break/><text:span text:style-name="T11"/></text:p>
      <text:p text:style-name="Standard"><text:span text:style-name="T11"/></text:p>
      <text:p text:style-name="Standard"><text:span text:style-name="T11"/></text:p>
      <text:list xml:id="list37571675" text:continue-numbering="true" text:style-name="Outline">
        <text:list-item>
          <text:list>
            <text:list-item>
              <text:list>
                <text:list-item>
                  <text:h text:style-name="Heading_20_3" text:outline-level="3"><text:span text:style-name="T11">Pseudocode for </text:span><text:span text:style-name="Source_20_Text"><text:span text:style-name="T11">tsp_astar.py</text:span></text:span></text:h>
                </text:list-item>
              </text:list>
            </text:list-item>
          </text:list>
        </text:list-item>
      </text:list>
      <text:p text:style-name="Text_20_body">This module contains the A* Search implementation for TSP.</text:p>
      <text:p text:style-name="P57"><text:span text:style-name="Source_20_Text">function a_star_tsp(distances):</text:span></text:p>
      <text:p text:style-name="P57"><text:span text:style-name="Source_20_Text"><text:s text:c="4"/>num_cities = length(distances)</text:span></text:p>
      <text:p text:style-name="P57"><text:span text:style-name="Source_20_Text"><text:s text:c="4"/>min_cost = infinity</text:span></text:p>
      <text:p text:style-name="P57"><text:span text:style-name="Source_20_Text"><text:s text:c="4"/>best_path = None</text:span></text:p>
      <text:p text:style-name="P57"><text:span text:style-name="Source_20_Text"><text:s text:c="4"/>queue = priority queue with [(0, [0])] <text:s/># (cost + heuristic, path)</text:span></text:p>
      <text:p text:style-name="P57"><text:span text:style-name="Source_20_Text"><text:s text:c="4"/></text:span></text:p>
      <text:p text:style-name="P57"><text:span text:style-name="Source_20_Text"><text:s text:c="4"/>while queue is not empty:</text:span></text:p>
      <text:p text:style-name="P57"><text:span text:style-name="Source_20_Text"><text:s text:c="8"/>cost, path = pop from priority queue(queue)</text:span></text:p>
      <text:p text:style-name="P57"><text:span text:style-name="Source_20_Text"><text:s text:c="8"/>if length(path) == num_cities:</text:span></text:p>
      <text:p text:style-name="P57"><text:span text:style-name="Source_20_Text"><text:s text:c="12"/>total_cost = calculate_path_cost(path, distances)</text:span></text:p>
      <text:p text:style-name="P57"><text:span text:style-name="Source_20_Text"><text:s text:c="12"/>if total_cost &lt; min_cost:</text:span></text:p>
      <text:p text:style-name="P57"><text:span text:style-name="Source_20_Text"><text:s text:c="16"/>min_cost = total_cost</text:span></text:p>
      <text:p text:style-name="P57"><text:span text:style-name="Source_20_Text"><text:s text:c="16"/>best_path = path</text:span></text:p>
      <text:p text:style-name="P57"><text:span text:style-name="Source_20_Text"><text:s text:c="8"/>else:</text:span></text:p>
      <text:p text:style-name="P57"><text:span text:style-name="Source_20_Text"><text:s text:c="12"/>for city from 0 to num_cities - 1:</text:span></text:p>
      <text:p text:style-name="P57"><text:span text:style-name="Source_20_Text"><text:s text:c="16"/>if city is not in path:</text:span></text:p>
      <text:p text:style-name="P57"><text:span text:style-name="Source_20_Text"><text:s text:c="20"/>new_cost = cost + distances[path[length(path) - 1]][city]</text:span></text:p>
      <text:p text:style-name="P57"><text:span text:style-name="Source_20_Text"><text:s text:c="20"/>heuristic_value = calculate_heuristic(path + [city], distances)</text:span></text:p>
      <text:p text:style-name="P57"><text:span text:style-name="Source_20_Text"><text:s text:c="20"/>insert into priority queue(queue, (new_cost + heuristic_value, path + [city]))</text:span></text:p>
      <text:p text:style-name="P57"><text:span text:style-name="Source_20_Text"><text:s text:c="4"/></text:span></text:p>
      <text:p text:style-name="P58"><text:span text:style-name="Source_20_Text"><text:s text:c="4"/>return best_path, min_cost</text:span></text:p>
      <text:p text:style-name="Standard"><text:span text:style-name="T11"/></text:p>
      <text:p text:style-name="Standard"><text:span text:style-name="T11"/></text:p>
      <text:list xml:id="list37588576" text:continue-numbering="true" text:style-name="Outline">
        <text:list-item>
          <text:list>
            <text:list-item>
              <text:list>
                <text:list-item>
                  <text:h text:style-name="Heading_20_3" text:outline-level="3"><text:span text:style-name="T11">Pseudocode for </text:span><text:span text:style-name="Source_20_Text"><text:span text:style-name="T11">main.py</text:span></text:span></text:h>
                </text:list-item>
              </text:list>
            </text:list-item>
          </text:list>
        </text:list-item>
      </text:list>
      <text:p text:style-name="Text_20_body">This script runs the experiments and compares the algorithms.</text:p>
      <text:p text:style-name="P57"><text:span text:style-name="Source_20_Text">function run_experiments():</text:span></text:p>
      <text:p text:style-name="P57"><text:span text:style-name="Source_20_Text"><text:s text:c="4"/>num_cities_list = [4, 8, 12]</text:span></text:p>
      <text:p text:style-name="P57"><text:span text:style-name="Source_20_Text"><text:s text:c="4"/></text:span></text:p>
      <text:p text:style-name="P57"><text:span text:style-name="Source_20_Text"><text:s text:c="4"/>for num_cities in num_cities_list:</text:span></text:p>
      <text:p text:style-name="P57"><text:span text:style-name="Source_20_Text"><text:s text:c="8"/>print "Running experiments for {num_cities} cities..."</text:span></text:p>
      <text:p text:style-name="P57"><text:span text:style-name="Source_20_Text"><text:s text:c="8"/>distances = generate_random_distance_matrix(num_cities)</text:span></text:p>
      <text:p text:style-name="P57"><text:span text:style-name="Source_20_Text"><text:s text:c="8"/></text:span></text:p>
      <text:p text:style-name="P57"><text:span text:style-name="Source_20_Text"><text:s text:c="8"/># BFS</text:span></text:p>
      <text:p text:style-name="P57"><text:span text:style-name="Source_20_Text"><text:s text:c="8"/>start_time = current time</text:span></text:p>
      <text:p text:style-name="P57"><text:span text:style-name="Source_20_Text"><text:s text:c="8"/>bfs_path, bfs_cost = bfs_tsp(distances)</text:span></text:p>
      <text:p text:style-name="P57"><text:span text:style-name="Source_20_Text"><text:s text:c="8"/>bfs_time = current time - start_time</text:span></text:p>
      <text:p text:style-name="P57"><text:span text:style-name="Source_20_Text"><text:s text:c="8"/></text:span></text:p>
      <text:p text:style-name="P57"><text:span text:style-name="Source_20_Text"><text:s text:c="8"/># Least-Cost Search</text:span></text:p>
      <text:p text:style-name="P57"><text:span text:style-name="Source_20_Text"><text:s text:c="8"/>start_time = current time</text:span></text:p>
      <text:p text:style-name="P57"><text:soft-page-break/><text:span text:style-name="Source_20_Text"><text:s text:c="8"/>ucs_path, ucs_cost = least_cost_search_tsp(distances)</text:span></text:p>
      <text:p text:style-name="P57"><text:span text:style-name="Source_20_Text"><text:s text:c="8"/>ucs_time = current time - start_time</text:span></text:p>
      <text:p text:style-name="P57"><text:span text:style-name="Source_20_Text"><text:s text:c="8"/></text:span></text:p>
      <text:p text:style-name="P57"><text:span text:style-name="Source_20_Text"><text:s text:c="8"/># A* Search</text:span></text:p>
      <text:p text:style-name="P57"><text:span text:style-name="Source_20_Text"><text:s text:c="8"/>start_time = current time</text:span></text:p>
      <text:p text:style-name="P57"><text:span text:style-name="Source_20_Text"><text:s text:c="8"/>astar_path, astar_cost = a_star_tsp(distances)</text:span></text:p>
      <text:p text:style-name="P57"><text:span text:style-name="Source_20_Text"><text:s text:c="8"/>astar_time = current time - start_time</text:span></text:p>
      <text:p text:style-name="P57"><text:span text:style-name="Source_20_Text"><text:s text:c="8"/></text:span></text:p>
      <text:p text:style-name="P57"><text:span text:style-name="Source_20_Text"><text:s text:c="8"/>print "Results for {num_cities} cities:"</text:span></text:p>
      <text:p text:style-name="P57"><text:span text:style-name="Source_20_Text"><text:s text:c="8"/>print "BFS Path: {bfs_path}, Cost: {bfs_cost}, Time: {bfs_time:.4f}s"</text:span></text:p>
      <text:p text:style-name="P57"><text:span text:style-name="Source_20_Text"><text:s text:c="8"/>print "UCS Path: {ucs_path}, Cost: {ucs_cost}, Time: {ucs_time:.4f}s"</text:span></text:p>
      <text:p text:style-name="P57"><text:span text:style-name="Source_20_Text"><text:s text:c="8"/>print "A* Path: {astar_path}, Cost: {astar_cost}, Time: {astar_time:.4f}s"</text:span></text:p>
      <text:p text:style-name="P57"><text:span text:style-name="Source_20_Text"><text:s text:c="8"/>print "--------------------------------------------------"</text:span></text:p>
      <text:p text:style-name="P57"/>
      <text:p text:style-name="P57"><text:span text:style-name="Source_20_Text">if __name__ == "__main__":</text:span></text:p>
      <text:p text:style-name="P58"><text:span text:style-name="Source_20_Text"><text:s text:c="4"/>run_experiments()</text:span></text:p>
      <text:p text:style-name="Standard"><text:span text:style-name="T11"/></text:p>
      <text:p text:style-name="P3"/>
      <text:list xml:id="list37588256" text:continue-numbering="true" text:style-name="Outline">
        <text:list-item>
          <text:list>
            <text:list-item>
              <text:list>
                <text:list-item>
                  <text:h text:style-name="Heading_20_3" text:outline-level="3"><text:span text:style-name="T24">4.</text:span><text:span text:style-name="T2">Overview of the Architecture</text:span></text:h>
                </text:list-item>
              </text:list>
            </text:list-item>
          </text:list>
        </text:list-item>
      </text:list>
      <text:p text:style-name="Text_20_body">This project tackles the Traveling Salesman Problem (TSP) by employing three distinct algorithms: Breadth-First Search (BFS), Least-Cost (Uniform Cost) Search, and A* Search. To maintain a clean and modular design, each algorithm is implemented in its own module, with shared utility functions stored in a separate utility module.</text:p>
      <text:list xml:id="list37566763" text:continue-numbering="true" text:style-name="Outline">
        <text:list-item>
          <text:list>
            <text:list-item>
              <text:list>
                <text:list-item>
                  <text:list>
                    <text:list-item>
                      <text:h text:style-name="Heading_20_4" text:outline-level="4">Input Data Format</text:h>
                    </text:list-item>
                  </text:list>
                </text:list-item>
              </text:list>
            </text:list-item>
          </text:list>
        </text:list-item>
      </text:list>
      <text:p text:style-name="Text_20_body">The input for our application is a distance matrix representing the distances between each pair of cities. This matrix is a square matrix where each element at position (i, j) represents the distance between city i and city j. Additionally, the initial city (starting point) is specified.</text:p>
      <text:list xml:id="list37591080" text:continue-numbering="true" text:style-name="Outline">
        <text:list-item>
          <text:list>
            <text:list-item>
              <text:list>
                <text:list-item>
                  <text:list>
                    <text:list-item>
                      <text:h text:style-name="Heading_20_4" text:outline-level="4">Output Data Format</text:h>
                    </text:list-item>
                  </text:list>
                </text:list-item>
              </text:list>
            </text:list-item>
          </text:list>
        </text:list-item>
      </text:list>
      <text:p text:style-name="Text_20_body">The output includes the optimal route that visits each city exactly once and returns to the starting city. This route is presented as a list of city indices in the order they are visited, along with the total cost of this route.</text:p>
      <text:list xml:id="list37584392" text:continue-numbering="true" text:style-name="Outline">
        <text:list-item>
          <text:list>
            <text:list-item>
              <text:list>
                <text:list-item>
                  <text:list>
                    <text:list-item>
                      <text:h text:style-name="Heading_20_4" text:outline-level="4">Modules Overview</text:h>
                    </text:list-item>
                  </text:list>
                </text:list-item>
              </text:list>
            </text:list-item>
          </text:list>
        </text:list-item>
      </text:list>
      <text:list xml:id="list5311860409986285708" text:style-name="L10">
        <text:list-item>
          <text:p text:style-name="P43"><text:span text:style-name="Strong_20_Emphasis">BFS Module</text:span>: Implements the Breadth-First Search algorithm for solving the TSP.</text:p>
        </text:list-item>
        <text:list-item>
          <text:p text:style-name="P43"><text:span text:style-name="Strong_20_Emphasis">Least-Cost Search Module</text:span>: Implements the Least-Cost (Uniform Cost) Search algorithm for solving the TSP.</text:p>
        </text:list-item>
        <text:list-item>
          <text:p text:style-name="P43"><text:span text:style-name="Emphasis">A Search Module</text:span>*: Implements the A* Search algorithm for solving the TSP.</text:p>
        </text:list-item>
        <text:list-item>
          <text:p text:style-name="P25"><text:span text:style-name="Strong_20_Emphasis">Utility Module</text:span>: Provides utility functions used across different algorithms, such as calculating path costs and heuristics.</text:p>
        </text:list-item>
      </text:list>
      <text:list xml:id="list37584719" text:continue-list="list37584392" text:style-name="Outline">
        <text:list-item>
          <text:list>
            <text:list-item>
              <text:list>
                <text:list-item>
                  <text:list>
                    <text:list-header>
                      <text:h text:style-name="Heading_20_4" text:outline-level="4" text:is-list-header="true">Functions Breakdown</text:h>
                    </text:list-header>
                  </text:list>
                </text:list-item>
              </text:list>
            </text:list-item>
          </text:list>
        </text:list-item>
      </text:list>
      <text:p text:style-name="Text_20_body"><text:span text:style-name="Strong_20_Emphasis">BFS Module:</text:span></text:p>
      <text:list xml:id="list1500069460697819915" text:style-name="L11">
        <text:list-item>
          <text:p text:style-name="P44"><text:span text:style-name="Source_20_Text">bfs_tsp(distances)</text:span></text:p>
          <text:list>
            <text:list-item>
              <text:p text:style-name="P44"><text:soft-page-break/><text:span text:style-name="Strong_20_Emphasis">Purpose</text:span>: Solves the TSP using the Breadth-First Search algorithm.</text:p>
            </text:list-item>
            <text:list-item>
              <text:p text:style-name="P44"><text:span text:style-name="Strong_20_Emphasis">Parameters</text:span>: <text:span text:style-name="Source_20_Text">distances</text:span> - Distance matrix representing the distances between each pair of cities.</text:p>
            </text:list-item>
            <text:list-item>
              <text:p text:style-name="P26"><text:span text:style-name="Strong_20_Emphasis">Returns</text:span>: Optimal route as a list of city indices.</text:p>
            </text:list-item>
          </text:list>
        </text:list-item>
      </text:list>
      <text:p text:style-name="Text_20_body"><text:span text:style-name="Strong_20_Emphasis">Least-Cost Search Module:</text:span></text:p>
      <text:list xml:id="list4173637436006694452" text:style-name="L12">
        <text:list-item>
          <text:p text:style-name="P45"><text:span text:style-name="Source_20_Text">least_cost_search_tsp(distances)</text:span></text:p>
          <text:list>
            <text:list-item>
              <text:p text:style-name="P45"><text:span text:style-name="Strong_20_Emphasis">Purpose</text:span>: Solves the TSP using the Least-Cost (Uniform Cost) Search algorithm.</text:p>
            </text:list-item>
            <text:list-item>
              <text:p text:style-name="P45"><text:span text:style-name="Strong_20_Emphasis">Parameters</text:span>: <text:span text:style-name="Source_20_Text">distances</text:span> - Distance matrix representing the distances between each pair of cities.</text:p>
            </text:list-item>
            <text:list-item>
              <text:p text:style-name="P27"><text:span text:style-name="Strong_20_Emphasis">Returns</text:span>: Optimal route as a list of city indices.</text:p>
            </text:list-item>
          </text:list>
        </text:list-item>
      </text:list>
      <text:p text:style-name="Text_20_body"><text:span text:style-name="Emphasis">A Search Module:</text:span>*</text:p>
      <text:list xml:id="list5716040311005034042" text:style-name="L13">
        <text:list-item>
          <text:p text:style-name="P46"><text:span text:style-name="Source_20_Text">a_star_tsp(distances)</text:span></text:p>
          <text:list>
            <text:list-item>
              <text:p text:style-name="P46"><text:span text:style-name="Strong_20_Emphasis">Purpose</text:span>: Solves the TSP using the A* Search algorithm.</text:p>
            </text:list-item>
            <text:list-item>
              <text:p text:style-name="P46"><text:span text:style-name="Strong_20_Emphasis">Parameters</text:span>: <text:span text:style-name="Source_20_Text">distances</text:span> - Distance matrix representing the distances between each pair of cities.</text:p>
            </text:list-item>
            <text:list-item>
              <text:p text:style-name="P28"><text:span text:style-name="Strong_20_Emphasis">Returns</text:span>: Optimal route as a list of city indices.</text:p>
            </text:list-item>
          </text:list>
        </text:list-item>
      </text:list>
      <text:p text:style-name="Text_20_body"><text:span text:style-name="Strong_20_Emphasis">Utility Module:</text:span></text:p>
      <text:list xml:id="list8052199840886674975" text:style-name="L14">
        <text:list-item>
          <text:p text:style-name="P29"><text:span text:style-name="Source_20_Text">calculate_path_cost(path, distances)</text:span></text:p>
          <text:list>
            <text:list-item>
              <text:p text:style-name="P47"><text:span text:style-name="Strong_20_Emphasis">Purpose</text:span>: Calculates the total cost of a given path based on the distance matrix.</text:p>
            </text:list-item>
            <text:list-item>
              <text:p text:style-name="P47"><text:span text:style-name="Strong_20_Emphasis">Parameters</text:span>: <text:span text:style-name="Source_20_Text">path</text:span> - List of city indices representing the route, <text:span text:style-name="Source_20_Text">distances</text:span> - Distance matrix.</text:p>
            </text:list-item>
            <text:list-item>
              <text:p text:style-name="P47"><text:span text:style-name="Strong_20_Emphasis">Returns</text:span>: Total cost of the path.</text:p>
            </text:list-item>
          </text:list>
        </text:list-item>
        <text:list-item>
          <text:p text:style-name="P29"><text:span text:style-name="Source_20_Text">calculate_heuristic(path, distances)</text:span></text:p>
          <text:list>
            <text:list-item>
              <text:p text:style-name="P47"><text:span text:style-name="Strong_20_Emphasis">Purpose</text:span>: Calculates the heuristic value for A* Search.</text:p>
            </text:list-item>
            <text:list-item>
              <text:p text:style-name="P47"><text:span text:style-name="Strong_20_Emphasis">Parameters</text:span>: <text:span text:style-name="Source_20_Text">path</text:span> - List of city indices representing the route, <text:span text:style-name="Source_20_Text">distances</text:span> - Distance matrix.</text:p>
            </text:list-item>
            <text:list-item>
              <text:p text:style-name="P47"><text:span text:style-name="Strong_20_Emphasis">Returns</text:span>: Heuristic value for the given path.</text:p>
            </text:list-item>
          </text:list>
        </text:list-item>
        <text:list-item>
          <text:p text:style-name="P29"><text:span text:style-name="Source_20_Text">generate_random_distance_matrix(num_cities)</text:span></text:p>
          <text:list>
            <text:list-item>
              <text:p text:style-name="P47"><text:span text:style-name="Strong_20_Emphasis">Purpose</text:span>: Generates a random distance matrix for a given number of cities.</text:p>
            </text:list-item>
            <text:list-item>
              <text:p text:style-name="P47"><text:span text:style-name="Strong_20_Emphasis">Parameters</text:span>: <text:span text:style-name="Source_20_Text">num_cities</text:span> - Number of cities.</text:p>
            </text:list-item>
            <text:list-item>
              <text:p text:style-name="P29"><text:span text:style-name="Strong_20_Emphasis">Returns</text:span>: A random distance matrix.</text:p>
            </text:list-item>
          </text:list>
        </text:list-item>
      </text:list>
      <text:p text:style-name="Text_20_body"><text:span text:style-name="T2"/></text:p>
      <text:p text:style-name="P3"/>
      <text:list xml:id="list37580917" text:continue-list="list37584719" text:style-name="Outline">
        <text:list-item>
          <text:list>
            <text:list-item>
              <text:list>
                <text:list-item>
                  <text:h text:style-name="P56" text:outline-level="3"><text:soft-page-break/>5. Experimental Analysis</text:h>
                  <text:list>
                    <text:list-item>
                      <text:h text:style-name="Heading_20_4" text:outline-level="4">Experiment Design</text:h>
                    </text:list-item>
                  </text:list>
                </text:list-item>
              </text:list>
            </text:list-item>
          </text:list>
        </text:list-item>
      </text:list>
      <text:p text:style-name="Text_20_body">To comprehensively test the performance and scalability of our algorithms, we will define input instances of various sizes, ranging from small to large. We will generate random distance matrices with different sizes to represent distances between cities. Additionally, we might use predefined distance matrices for specific scenarios or edge cases.</text:p>
      <text:list xml:id="list37573898" text:continue-numbering="true" text:style-name="Outline">
        <text:list-item>
          <text:list>
            <text:list-item>
              <text:list>
                <text:list-item>
                  <text:list>
                    <text:list-item>
                      <text:h text:style-name="Heading_20_4" text:outline-level="4">Metrics for Evaluation</text:h>
                    </text:list-item>
                  </text:list>
                </text:list-item>
              </text:list>
            </text:list-item>
          </text:list>
        </text:list-item>
      </text:list>
      <text:list xml:id="list4167079110972149594" text:style-name="L15">
        <text:list-item>
          <text:p text:style-name="P48"><text:span text:style-name="Strong_20_Emphasis">Time Taken</text:span>: Measure the duration each algorithm takes to find the optimal solution.</text:p>
        </text:list-item>
        <text:list-item>
          <text:p text:style-name="P48"><text:span text:style-name="Strong_20_Emphasis">Quality of Solution</text:span>: Compare the cost of the solutions obtained by each algorithm with the known optimal solution (if available).</text:p>
        </text:list-item>
        <text:list-item>
          <text:p text:style-name="P30"><text:span text:style-name="Strong_20_Emphasis">Handling Larger Inputs</text:span>: Analyze how each algorithm scales with increasing input size.</text:p>
        </text:list-item>
      </text:list>
      <text:list xml:id="list37583467" text:continue-list="list37573898" text:style-name="Outline">
        <text:list-item>
          <text:list>
            <text:list-item>
              <text:list>
                <text:list-item>
                  <text:list>
                    <text:list-header>
                      <text:h text:style-name="Heading_20_4" text:outline-level="4" text:is-list-header="true">Testing Scenarios</text:h>
                    </text:list-header>
                  </text:list>
                </text:list-item>
              </text:list>
            </text:list-item>
          </text:list>
        </text:list-item>
      </text:list>
      <text:list xml:id="list8593870854041465628" text:style-name="L16">
        <text:list-item>
          <text:p text:style-name="P31"><text:span text:style-name="Strong_20_Emphasis">Small Input Instances</text:span>:</text:p>
          <text:list>
            <text:list-item>
              <text:p text:style-name="P49">Use small-sized distance matrices (e.g., 4x4 or 5x5) to test the correctness and efficiency of the algorithms.</text:p>
            </text:list-item>
            <text:list-item>
              <text:p text:style-name="P49">Compare the solutions obtained by each algorithm and verify if they match the expected optimal solution.</text:p>
            </text:list-item>
            <text:list-item>
              <text:p text:style-name="P49">Measure and compare the time taken by each algorithm.</text:p>
            </text:list-item>
          </text:list>
        </text:list-item>
        <text:list-item>
          <text:p text:style-name="P31"><text:span text:style-name="Strong_20_Emphasis">Medium Input Instances</text:span>:</text:p>
          <text:list>
            <text:list-item>
              <text:p text:style-name="P49">Increase the size of the distance matrices (e.g., 8x8 or 10x10) to evaluate the scalability of the algorithms.</text:p>
            </text:list-item>
            <text:list-item>
              <text:p text:style-name="P49">Analyze the time taken and solution quality for each algorithm.</text:p>
            </text:list-item>
            <text:list-item>
              <text:p text:style-name="P49">Observe if any algorithm shows significant performance degradation with larger inputs.</text:p>
            </text:list-item>
          </text:list>
        </text:list-item>
        <text:list-item>
          <text:p text:style-name="P31"><text:span text:style-name="Strong_20_Emphasis">Large Input Instances</text:span>:</text:p>
          <text:list>
            <text:list-item>
              <text:p text:style-name="P49">Use larger distance matrices (e.g., 15x15 or 20x20) to further test scalability.</text:p>
            </text:list-item>
            <text:list-item>
              <text:p text:style-name="P49">Focus on the time taken and solution quality of each algorithm.</text:p>
            </text:list-item>
            <text:list-item>
              <text:p text:style-name="P31">Determine if any algorithm becomes impractical for large-scale instances.</text:p>
            </text:list-item>
          </text:list>
        </text:list-item>
      </text:list>
      <text:list xml:id="list37576534" text:continue-list="list37583467" text:style-name="Outline">
        <text:list-item>
          <text:list>
            <text:list-item>
              <text:list>
                <text:list-item>
                  <text:list>
                    <text:list-header>
                      <text:h text:style-name="Heading_20_4" text:outline-level="4" text:is-list-header="true">Results and Findings</text:h>
                    </text:list-header>
                  </text:list>
                </text:list-item>
              </text:list>
            </text:list-item>
          </text:list>
        </text:list-item>
      </text:list>
      <text:list xml:id="list4811648519186878950" text:style-name="L17">
        <text:list-item>
          <text:p text:style-name="P50"><text:span text:style-name="Strong_20_Emphasis">Analyze Results</text:span>: Evaluate the findings to identify the strengths and weaknesses of each algorithm.</text:p>
        </text:list-item>
        <text:list-item>
          <text:p text:style-name="P50"><text:span text:style-name="Strong_20_Emphasis">Performance Comparison</text:span>: Compare BFS, Least-Cost Search, and A* Search in terms of time taken and solution quality.</text:p>
        </text:list-item>
        <text:list-item>
          <text:p text:style-name="P50"><text:span text:style-name="Strong_20_Emphasis">Best Performing Algorithm</text:span>: Identify which algorithm performs best under different scenarios, such as small vs. large instances or dense vs. sparse distance matrices.</text:p>
        </text:list-item>
        <text:list-item>
          <text:p text:style-name="P32"><text:span text:style-name="Strong_20_Emphasis">Conclusions</text:span>: Based on the experimental findings, conclude the suitability of each algorithm for practical applications.</text:p>
        </text:list-item>
      </text:list>
      <text:list xml:id="list37586464" text:continue-list="list37576534" text:style-name="Outline">
        <text:list-item>
          <text:list>
            <text:list-item>
              <text:list>
                <text:list-item>
                  <text:list>
                    <text:list-header>
                      <text:h text:style-name="Heading_20_4" text:outline-level="4" text:is-list-header="true"><text:soft-page-break/>Optimization Potential</text:h>
                    </text:list-header>
                  </text:list>
                </text:list-item>
              </text:list>
            </text:list-item>
          </text:list>
        </text:list-item>
      </text:list>
      <text:list xml:id="list333984330208970030" text:style-name="L18">
        <text:list-item>
          <text:p text:style-name="P51"><text:span text:style-name="Strong_20_Emphasis">Identify Areas for Improvement</text:span>: Look for potential areas for optimization within each algorithm, such as data structures and heuristics.</text:p>
        </text:list-item>
        <text:list-item>
          <text:p text:style-name="P51"><text:span text:style-name="Strong_20_Emphasis">Test Optimization Techniques</text:span>: Experiment with different optimization techniques to improve efficiency and scalability.</text:p>
        </text:list-item>
        <text:list-item>
          <text:p text:style-name="P33"><text:span text:style-name="Strong_20_Emphasis">Evaluate Impact</text:span>: Re-run experiments to assess the impact of optimizations on algorithm performance.</text:p>
        </text:list-item>
      </text:list>
      <text:p text:style-name="Text_20_body"><text:span text:style-name="T24"/></text:p>
      <text:p text:style-name="P21"/>
      <text:p text:style-name="P14"/>
      <text:list xml:id="list37573403" text:continue-list="list37586464" text:style-name="Outline">
        <text:list-item>
          <text:list>
            <text:list-item>
              <text:list>
                <text:list-item>
                  <text:h text:style-name="P56" text:outline-level="3">6. Conclusions</text:h>
                </text:list-item>
              </text:list>
            </text:list-item>
          </text:list>
        </text:list-item>
      </text:list>
      <text:p text:style-name="Text_20_body">In conclusion, the Traveling Salesman Problem (TSP) is a challenging optimization problem that can be approached using various strategies. My implementations of BFS, Least-Cost Search, and A* Search each offer different trade-offs between it being somewhat optimal and efficiencient. While something likes BFS can guarantee optimal solutions,it may not be practical for large problem instances due to high computational cost. Heuristic strategies, such as A* Search, strike a balance between all the above making them suitable for real-world applications. This project demonstrates the implementation and comparison of these algorithms, providing insights into their performance and scalability. Overall, this journey through solving TSP has been both educational and rewarding, revealing the strengths and limitations of each algorithm, and I hope the effort will be appreciated.</text:p>
      <text:p text:style-name="Text_20_body"><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Noto Sans',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Aptos"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letter-kerning="true"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Aptos Display"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0f4761" fo:border-bottom="0.0071in solid #0f4761"/>
      <style:text-properties fo:color="#0f4761"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letter-kerning="true" style:font-name-asian="Times New Roman1" style:font-size-asian="12pt" style:font-name-complex="Times New Roman1" style:font-size-complex="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name-complex="F"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name-complex="F" style:font-size-complex="16pt"/>
    </style:style>
    <style:style style:name="Heading_20_3_20_Char" style:display-name="Heading 3 Char" style:family="text" style:parent-style-name="Default_20_Paragraph_20_Font">
      <style:text-properties fo:color="#0f4761" fo:font-size="14pt" style:font-size-asian="14pt" style:font-name-complex="F" style:font-size-complex="14pt"/>
    </style:style>
    <style:style style:name="Heading_20_4_20_Char" style:display-name="Heading 4 Char" style:family="text" style:parent-style-name="Default_20_Paragraph_20_Font">
      <style:text-properties fo:color="#0f4761" fo:font-style="italic" style:font-style-asian="italic" style:font-name-complex="F" style:font-style-complex="italic"/>
    </style:style>
    <style:style style:name="Heading_20_5_20_Char" style:display-name="Heading 5 Char" style:family="text" style:parent-style-name="Default_20_Paragraph_20_Font">
      <style:text-properties fo:color="#0f4761"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Aptos Display"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agu</meta:initial-creator>
    <dc:creator>Michail Gisginis</dc:creator>
    <meta:editing-cycles>1</meta:editing-cycles>
    <meta:creation-date>2024-05-31T11:44:00</meta:creation-date>
    <dc:date>2024-05-31T17:32:11.67</dc:date>
    <meta:editing-duration>PT45S</meta:editing-duration>
    <meta:generator>OpenOffice/4.1.14$Win32 OpenOffice.org_project/4114m1$Build-9811</meta:generator>
    <meta:document-statistic meta:table-count="0" meta:image-count="0" meta:object-count="0" meta:page-count="8" meta:paragraph-count="194" meta:word-count="1483" meta:character-count="111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